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13"/>
          <table:table-cell/>
          <table:table-cell table:style-name="ce9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 office:value-type="string">
            <office:annotation draw:style-name="gr1" draw:text-style-name="P1" svg:width="1.1413in" svg:height="1.0122in" svg:x="5.4567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/>
          <table:table-cell table:style-name="ce7"/>
          <table:table-cell table:style-name="ce7"/>
          <table:table-cell table:style-name="ce10" table:formula="of:=[.E46]+[.D46]" office:value-type="float" office:value="412">
            <text:p>412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style-name="ce11" table:formula="of:=[.D3]+[.E3]" office:value-type="float" office:value="1">
            <text:p>1</text:p>
          </table:table-cell>
          <table:table-cell table:style-name="Default"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style-name="ce11" table:formula="of:=[.I3]+[.K3]" office:value-type="float" office:value="412">
            <text:p>412</text:p>
          </table:table-cell>
          <table:table-cell table:formula="of:=[.K4]-[.$K$3]" office:value-type="float" office:value="0">
            <text:p>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style-name="ce11" table:formula="of:=[.D4]+[.E4]" office:value-type="float" office:value="21">
            <text:p>21</text:p>
          </table:table-cell>
          <table:table-cell table:style-name="Default"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style-name="ce11" table:formula="of:=[.I4]+[.K4]" office:value-type="float" office:value="432">
            <text:p>432</text:p>
          </table:table-cell>
          <table:table-cell table:formula="of:=[.K5]-[.$K$3]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41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1" table:formula="of:=[.D5]+[.E5]" office:value-type="float" office:value="61">
            <text:p>61</text:p>
          </table:table-cell>
          <table:table-cell table:style-name="Default"/>
          <table:table-cell table:style-name="ce14" office:value-type="string" table:number-columns-spanned="1" table:number-rows-spanned="16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5]+[.K5]" office:value-type="float" office:value="472">
            <text:p>472</text:p>
          </table:table-cell>
          <table:table-cell table:formula="of:=[.K6]-[.$K$3]" office:value-type="float" office:value="60">
            <text:p>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1" table:formula="of:=[.D6]+[.E6]" office:value-type="float" office:value="62">
            <text:p>62</text:p>
          </table:table-cell>
          <table:table-cell table:style-name="Default"/>
          <table:covered-table-cell table:style-name="ce15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6]+[.K6]" office:value-type="float" office:value="476">
            <text:p>476</text:p>
          </table:table-cell>
          <table:table-cell table:formula="of:=[.K7]-[.$K$3]" office:value-type="float" office:value="64">
            <text:p>64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1" table:formula="of:=[.D7]+[.E7]" office:value-type="float" office:value="63">
            <text:p>63</text:p>
          </table:table-cell>
          <table:table-cell table:style-name="Default"/>
          <table:covered-table-cell table:style-name="ce5"/>
          <table:table-cell office:value-type="string">
            <text:p>Spare</text:p>
          </table:table-cell>
          <table:table-cell office:value-type="float" office:value="192">
            <text:p>192</text:p>
          </table:table-cell>
          <table:table-cell/>
          <table:table-cell table:style-name="ce11" table:formula="of:=[.I7]+[.K7]" office:value-type="float" office:value="480">
            <text:p>480</text:p>
          </table:table-cell>
          <table:table-cell table:formula="of:=[.K8]-[.$K$3]" office:value-type="float" office:value="68">
            <text:p>68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1" table:formula="of:=[.D8]+[.E8]" office:value-type="float" office:value="64">
            <text:p>64</text:p>
          </table:table-cell>
          <table:table-cell table:style-name="Default"/>
          <table:covered-table-cell table:style-name="ce15"/>
          <table:table-cell table:style-name="ce17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8]+[.K8]" office:value-type="float" office:value="672">
            <text:p>672</text:p>
          </table:table-cell>
          <table:table-cell table:formula="of:=[.K9]-[.$K$3]" office:value-type="float" office:value="260">
            <text:p>2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office:value-type="float" office:value="2">
            <text:p>2</text:p>
          </table:table-cell>
          <table:table-cell table:style-name="ce11" table:formula="of:=[.D9]+[.E9]" office:value-type="float" office:value="65">
            <text:p>65</text:p>
          </table:table-cell>
          <table:table-cell table:style-name="Default"/>
          <table:covered-table-cell table:style-name="ce15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9]+[.K9]" office:value-type="float" office:value="1182">
            <text:p>1182</text:p>
          </table:table-cell>
          <table:table-cell table:formula="of:=[.K10]-[.$K$3]" office:value-type="float" office:value="770">
            <text:p>77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Current Time</text:p>
          </table:table-cell>
          <table:table-cell office:value-type="float" office:value="2">
            <text:p>2</text:p>
          </table:table-cell>
          <table:table-cell table:style-name="ce11" table:formula="of:=[.D10]+[.E10]" office:value-type="float" office:value="67">
            <text:p>67</text:p>
          </table:table-cell>
          <table:table-cell table:style-name="Default"/>
          <table:covered-table-cell table:style-name="ce15"/>
          <table:table-cell office:value-type="string">
            <text:p>Cvs</text:p>
          </table:table-cell>
          <table:table-cell office:value-type="float" office:value="256">
            <text:p>256</text:p>
          </table:table-cell>
          <table:table-cell/>
          <table:table-cell table:style-name="ce11" table:formula="of:=[.I10]+[.K10]" office:value-type="float" office:value="1692">
            <text:p>1692</text:p>
          </table:table-cell>
          <table:table-cell table:formula="of:=[.K11]-[.$K$3]" office:value-type="float" office:value="1280">
            <text:p>128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load Detected</text:p>
          </table:table-cell>
          <table:table-cell office:value-type="float" office:value="1">
            <text:p>1</text:p>
          </table:table-cell>
          <table:table-cell table:style-name="ce11" table:formula="of:=[.D11]+[.E11]" office:value-type="float" office:value="69">
            <text:p>69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1]+[.K11]" office:value-type="float" office:value="1948">
            <text:p>1948</text:p>
          </table:table-cell>
          <table:table-cell table:formula="of:=[.K12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1" table:formula="of:=[.D12]+[.E12]" office:value-type="float" office:value="70">
            <text:p>70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2]+[.K12]" office:value-type="float" office:value="1948">
            <text:p>1948</text:p>
          </table:table-cell>
          <table:table-cell table:formula="of:=[.K13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1" table:formula="of:=[.D13]+[.E13]" office:value-type="float" office:value="71">
            <text:p>71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3]+[.K13]" office:value-type="float" office:value="1948">
            <text:p>1948</text:p>
          </table:table-cell>
          <table:table-cell table:formula="of:=[.K14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1" table:formula="of:=[.D14]+[.E14]" office:value-type="float" office:value="72">
            <text:p>72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4]+[.K14]" office:value-type="float" office:value="1948">
            <text:p>1948</text:p>
          </table:table-cell>
          <table:table-cell table:formula="of:=[.K15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1" table:formula="of:=[.D15]+[.E15]" office:value-type="float" office:value="73">
            <text:p>73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5]+[.K15]" office:value-type="float" office:value="1948">
            <text:p>1948</text:p>
          </table:table-cell>
          <table:table-cell table:formula="of:=[.K16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1" table:formula="of:=[.D16]+[.E16]" office:value-type="float" office:value="74">
            <text:p>74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6]+[.K16]" office:value-type="float" office:value="1948">
            <text:p>1948</text:p>
          </table:table-cell>
          <table:table-cell table:formula="of:=[.K17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1" table:formula="of:=[.D17]+[.E17]" office:value-type="float" office:value="75">
            <text:p>75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7]+[.K17]" office:value-type="float" office:value="1948">
            <text:p>1948</text:p>
          </table:table-cell>
          <table:table-cell table:formula="of:=[.K18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1" table:formula="of:=[.D18]+[.E18]" office:value-type="float" office:value="76">
            <text:p>76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8]+[.K18]" office:value-type="float" office:value="1948">
            <text:p>1948</text:p>
          </table:table-cell>
          <table:table-cell table:formula="of:=[.K19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1" table:formula="of:=[.D19]+[.E19]" office:value-type="float" office:value="77">
            <text:p>77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9]+[.K19]" office:value-type="float" office:value="1948">
            <text:p>1948</text:p>
          </table:table-cell>
          <table:table-cell table:formula="of:=[.K20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1" table:formula="of:=[.D20]+[.E20]" office:value-type="float" office:value="78">
            <text:p>78</text:p>
          </table:table-cell>
          <table:table-cell table:style-name="Default"/>
          <table:covered-table-cell table:style-name="ce16"/>
          <table:table-cell table:style-name="ce18" table:number-columns-repeated="3"/>
          <table:table-cell table:style-name="ce11" table:formula="of:=[.I20]+[.K20]" office:value-type="float" office:value="1948">
            <text:p>1948</text:p>
          </table:table-cell>
          <table:table-cell table:formula="of:=[.K21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1" table:formula="of:=[.D21]+[.E21]" office:value-type="float" office:value="79">
            <text:p>79</text:p>
          </table:table-cell>
          <table:table-cell table:style-name="Default"/>
          <table:table-cell table:style-name="ce6" office:value-type="string">
            <text:p>Total</text:p>
          </table:table-cell>
          <table:table-cell table:style-name="ce8"/>
          <table:table-cell table:style-name="ce8" table:formula="of:=SUM([.I4:.I21])" office:value-type="float" office:value="1536">
            <text:p>1536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1" table:formula="of:=[.D22]+[.E22]" office:value-type="float" office:value="80">
            <text:p>8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1" table:formula="of:=[.D23]+[.E23]" office:value-type="float" office:value="81">
            <text:p>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1" table:formula="of:=[.D24]+[.E24]" office:value-type="float" office:value="82">
            <text:p>8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1" table:formula="of:=[.D25]+[.E25]" office:value-type="float" office:value="83">
            <text:p>8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1" table:formula="of:=[.D26]+[.E26]" office:value-type="float" office:value="84">
            <text:p>84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1" table:formula="of:=[.D27]+[.E27]" office:value-type="float" office:value="85">
            <text:p>85</text:p>
          </table:table-cell>
          <table:table-cell table:style-name="Default"/>
          <table:table-cell office:value-type="string">
            <text:p>Proxy Count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1" table:formula="of:=[.D28]+[.E28]" office:value-type="float" office:value="86">
            <text:p>86</text:p>
          </table:table-cell>
          <table:table-cell table:style-name="Default"/>
          <table:table-cell office:value-type="string">
            <text:p>EEProm Size</text:p>
          </table:table-cell>
          <table:table-cell table:formula="of:=[.D47]+([.I22]*[.H28])" office:value-type="float" office:value="129537">
            <text:p>129537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1" table:formula="of:=[.D29]+[.E29]" office:value-type="float" office:value="87">
            <text:p>8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1" table:formula="of:=[.D30]+[.E30]" office:value-type="float" office:value="88">
            <text:p>8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1" table:formula="of:=[.D31]+[.E31]" office:value-type="float" office:value="89">
            <text:p>8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1" table:formula="of:=[.D32]+[.E32]" office:value-type="float" office:value="90">
            <text:p>9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1" table:formula="of:=[.D33]+[.E33]" office:value-type="float" office:value="91">
            <text:p>9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1" table:formula="of:=[.D34]+[.E34]" office:value-type="float" office:value="92">
            <text:p>9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1" table:formula="of:=[.D35]+[.E35]" office:value-type="float" office:value="93">
            <text:p>93</text:p>
          </table:table-cell>
          <table:table-cell table:style-name="Default"/>
          <table:table-cell/>
          <table:table-cell office:value-type="float" office:value="131072">
            <text:p>131072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1" table:formula="of:=[.D36]+[.E36]" office:value-type="float" office:value="94">
            <text:p>94</text:p>
          </table:table-cell>
          <table:table-cell table:style-name="Default"/>
          <table:table-cell/>
          <table:table-cell table:formula="of:=[.H36]/256" office:value-type="float" office:value="512">
            <text:p>512</text:p>
          </table:table-cell>
          <table:table-cell table:number-columns-repeated="2"/>
          <table:table-cell table:formula="of:=[.H36]/64" office:value-type="float" office:value="2048">
            <text:p>2048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1" table:formula="of:=[.D37]+[.E37]" office:value-type="float" office:value="95">
            <text:p>95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1" table:formula="of:=[.D38]+[.E38]" office:value-type="float" office:value="96">
            <text:p>9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1" table:formula="of:=[.D39]+[.E39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1" table:formula="of:=[.D40]+[.E40]" office:value-type="float" office:value="98">
            <text:p>9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1" table:formula="of:=[.D41]+[.E41]" office:value-type="float" office:value="99">
            <text:p>9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table:number-columns-repeated="2"/>
          <table:table-cell table:style-name="ce11"/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4"/>
          <table:table-cell office:value-type="string">
            <text:p>EnableAutoAllocateProxy</text:p>
          </table:table-cell>
          <table:table-cell office:value-type="float" office:value="1">
            <text:p>1</text:p>
          </table:table-cell>
          <table:table-cell table:style-name="ce11" office:value-type="float" office:value="256">
            <text:p>256</text:p>
          </table:table-cell>
          <table:table-cell table:number-columns-repeated="2"/>
          <table:table-cell table:formula="of:=([.D47]+([.I22]*[.H28]))/256" office:value-type="float" office:value="506.00390625">
            <text:p>506.00390625</text:p>
          </table:table-cell>
          <table:table-cell table:number-columns-repeated="2"/>
          <table:table-cell table:formula="of:=512*3" office:value-type="float" office:value="1536">
            <text:p>1536</text:p>
          </table:table-cell>
          <table:table-cell/>
        </table:table-row>
        <table:table-row table:style-name="ro1">
          <table:table-cell/>
          <table:covered-table-cell table:style-name="ce4"/>
          <table:table-cell table:number-columns-repeated="2"/>
          <table:table-cell table:style-name="ce11"/>
          <table:table-cell table:number-columns-repeated="5"/>
          <table:table-cell table:formula="of:=[.I8]-512" office:value-type="float" office:value="-320">
            <text:p>-32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Spare</text:p>
          </table:table-cell>
          <table:table-cell office:value-type="float" office:value="412">
            <text:p>412</text:p>
          </table:table-cell>
          <table:table-cell table:style-name="ce11"/>
          <table:table-cell table:number-columns-repeated="7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8"/>
          <table:table-cell table:style-name="ce8" table:formula="of:=SUM([.D3:.D46])" office:value-type="float" office:value="513">
            <text:p>513</text:p>
          </table:table-cell>
          <table:table-cell table:style-name="ce1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hould be 512</text:p>
          </table:table-cell>
          <table:table-cell table:number-columns-repeated="8"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21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4-01T21:06:18</dc:date>
    <dc:creator>Jim Kueneman</dc:creator>
    <meta:editing-duration>P8DT19H42M38S</meta:editing-duration>
    <meta:editing-cycles>26</meta:editing-cycles>
    <meta:generator>OpenOffice.org/3.4.1$Unix OpenOffice.org_project/341m1$Build-9593</meta:generator>
    <meta:document-statistic meta:table-count="3" meta:cell-count="217" meta:object-count="0"/>
  </office:meta>
</office:document-meta>
</file>